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491e" officeooo:paragraph-rsid="00184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 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2:19:07.833622715</meta:creation-date>
    <dc:date>2024-05-04T12:19:45.843371376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7.6.4.1$MacOSX_X86_64 LibreOffice_project/e19e193f88cd6c0525a17fb7a176ed8e6a3e2aa1</meta:generator>
  </office:meta>
</office:document-meta>
</file>